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853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9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1.873cm"/>
    </style:style>
    <style:style style:name="gr18" style:family="graphic" style:parent-style-name="standard">
      <style:graphic-properties draw:stroke="none" svg:stroke-color="#000000" draw:fill="none" draw:fill-color="#ffffff" fo:min-height="1.905cm"/>
    </style:style>
    <style:style style:name="gr19" style:family="graphic" style:parent-style-name="standard">
      <style:graphic-properties draw:stroke="none" svg:stroke-color="#000000" draw:fill="none" draw:fill-color="#ffffff" fo:min-height="2.032cm"/>
    </style:style>
    <style:style style:name="gr20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2" style:family="text">
      <style:text-properties fo:color="#000000" style:font-name="CMU Serif" fo:font-size="10pt" style:font-size-asian="10pt" style:font-name-complex="Liberation Sans1" style:font-size-complex="10pt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5.944cm" svg:y="11.878cm" svg:viewBox="0 0 1603 1602" draw:points="0,1602 1603,1602 1603,0 0,0">
          <text:p/>
        </draw:polygon>
        <draw:polygon draw:style-name="gr2" draw:text-style-name="P2" draw:layer="layout" svg:width="1.602cm" svg:height="1.601cm" svg:x="7.542cm" svg:y="11.878cm" svg:viewBox="0 0 1603 1602" draw:points="0,1602 1603,1602 1603,0 0,0">
          <text:p/>
        </draw:polygon>
        <draw:polygon draw:style-name="gr1" draw:text-style-name="P1" draw:layer="layout" svg:width="1.602cm" svg:height="1.601cm" svg:x="17.317cm" svg:y="10.74cm" svg:viewBox="0 0 1603 1602" draw:points="0,1602 1603,1602 1603,0 0,0">
          <text:p/>
        </draw:polygon>
        <draw:polygon draw:style-name="gr2" draw:text-style-name="P2" draw:layer="layout" svg:width="3.2cm" svg:height="1.601cm" svg:x="18.915cm" svg:y="10.74cm" svg:viewBox="0 0 3201 1602" draw:points="0,1602 3201,1602 3201,0 0,0">
          <text:p/>
        </draw:polygon>
        <draw:polygon draw:style-name="gr1" draw:text-style-name="P1" draw:layer="layout" svg:width="1.601cm" svg:height="1.601cm" svg:x="30.779cm" svg:y="9.571cm" svg:viewBox="0 0 1602 1602" draw:points="0,1602 1602,1602 1602,0 0,0">
          <text:p/>
        </draw:polygon>
        <draw:polygon draw:style-name="gr2" draw:text-style-name="P2" draw:layer="layout" svg:width="4.798cm" svg:height="1.601cm" svg:x="32.377cm" svg:y="9.571cm" svg:viewBox="0 0 4799 1602" draw:points="0,1602 4799,1602 4799,0 0,0">
          <text:p/>
        </draw:polygon>
        <draw:polygon draw:style-name="gr2" draw:text-style-name="P2" draw:layer="layout" svg:width="1.602cm" svg:height="1.601cm" svg:x="5.944cm" svg:y="13.476cm" svg:viewBox="0 0 1603 1602" draw:points="0,1602 1603,1602 1603,0 0,0">
          <text:p/>
        </draw:polygon>
        <draw:polygon draw:style-name="gr1" draw:text-style-name="P1" draw:layer="layout" svg:width="1.602cm" svg:height="1.601cm" svg:x="7.542cm" svg:y="13.476cm" svg:viewBox="0 0 1603 1602" draw:points="0,1602 1603,1602 1603,0 0,0">
          <text:p/>
        </draw:polygon>
        <draw:polygon draw:style-name="gr2" draw:text-style-name="P2" draw:layer="layout" svg:width="1.602cm" svg:height="1.601cm" svg:x="17.317cm" svg:y="12.338cm" svg:viewBox="0 0 1603 1602" draw:points="0,1602 1603,1602 1603,0 0,0">
          <text:p/>
        </draw:polygon>
        <draw:polygon draw:style-name="gr3" draw:text-style-name="P1" draw:layer="layout" svg:width="1.602cm" svg:height="1.601cm" svg:x="18.915cm" svg:y="12.338cm" svg:viewBox="0 0 1603 1602" draw:points="0,1602 1603,1602 1603,0 0,0">
          <text:p/>
        </draw:polygon>
        <draw:polygon draw:style-name="gr2" draw:text-style-name="P2" draw:layer="layout" svg:width="1.602cm" svg:height="1.601cm" svg:x="20.513cm" svg:y="12.338cm" svg:viewBox="0 0 1603 1602" draw:points="0,1602 1603,1602 1603,0 0,0">
          <text:p/>
        </draw:polygon>
        <draw:polygon draw:style-name="gr2" draw:text-style-name="P2" draw:layer="layout" svg:width="1.601cm" svg:height="1.601cm" svg:x="30.779cm" svg:y="11.169cm" svg:viewBox="0 0 1602 1602" draw:points="0,1602 1602,1602 1602,0 0,0">
          <text:p/>
        </draw:polygon>
        <draw:polygon draw:style-name="gr3" draw:text-style-name="P1" draw:layer="layout" svg:width="1.601cm" svg:height="1.601cm" svg:x="32.377cm" svg:y="11.169cm" svg:viewBox="0 0 1602 1602" draw:points="0,1602 1602,1602 1602,0 0,0">
          <text:p/>
        </draw:polygon>
        <draw:polygon draw:style-name="gr2" draw:text-style-name="P2" draw:layer="layout" svg:width="3.2cm" svg:height="1.601cm" svg:x="33.978cm" svg:y="11.169cm" svg:viewBox="0 0 3201 1602" draw:points="0,1602 3201,1602 3201,0 0,0">
          <text:p/>
        </draw:polygon>
        <draw:polygon draw:style-name="gr2" draw:text-style-name="P2" draw:layer="layout" svg:width="3.2cm" svg:height="1.601cm" svg:x="17.317cm" svg:y="13.936cm" svg:viewBox="0 0 3201 1602" draw:points="0,1602 3201,1602 3201,0 0,0">
          <text:p/>
        </draw:polygon>
        <draw:polygon draw:style-name="gr1" draw:text-style-name="P1" draw:layer="layout" svg:width="1.602cm" svg:height="1.601cm" svg:x="20.513cm" svg:y="13.936cm" svg:viewBox="0 0 1603 1602" draw:points="0,1602 1603,1602 1603,0 0,0">
          <text:p/>
        </draw:polygon>
        <draw:polygon draw:style-name="gr2" draw:text-style-name="P2" draw:layer="layout" svg:width="3.199cm" svg:height="1.601cm" svg:x="30.779cm" svg:y="12.767cm" svg:viewBox="0 0 3200 1602" draw:points="0,1602 3200,1602 3200,0 0,0">
          <text:p/>
        </draw:polygon>
        <draw:polygon draw:style-name="gr3" draw:text-style-name="P1" draw:layer="layout" svg:width="1.602cm" svg:height="1.601cm" svg:x="33.978cm" svg:y="12.767cm" svg:viewBox="0 0 1603 1602" draw:points="0,1602 1603,1602 1603,0 0,0">
          <text:p/>
        </draw:polygon>
        <draw:polygon draw:style-name="gr2" draw:text-style-name="P2" draw:layer="layout" svg:width="1.601cm" svg:height="1.601cm" svg:x="35.577cm" svg:y="12.767cm" svg:viewBox="0 0 1602 1602" draw:points="0,1602 1602,1602 1602,0 0,0">
          <text:p/>
        </draw:polygon>
        <draw:polygon draw:style-name="gr2" draw:text-style-name="P2" draw:layer="layout" svg:width="4.798cm" svg:height="1.601cm" svg:x="30.779cm" svg:y="14.365cm" svg:viewBox="0 0 4799 1602" draw:points="0,1602 4799,1602 4799,0 0,0">
          <text:p/>
        </draw:polygon>
        <draw:polygon draw:style-name="gr1" draw:text-style-name="P1" draw:layer="layout" svg:width="1.601cm" svg:height="1.601cm" svg:x="35.577cm" svg:y="14.365cm" svg:viewBox="0 0 1602 1602" draw:points="0,1602 1602,1602 1602,0 0,0">
          <text:p/>
        </draw:polygon>
        <draw:line draw:style-name="gr4" draw:text-style-name="P3" draw:layer="layout" svg:x1="5.944cm" svg:y1="11.881cm" svg:x2="9.147cm" svg:y2="11.881cm">
          <text:p/>
        </draw:line>
        <draw:line draw:style-name="gr4" draw:text-style-name="P3" draw:layer="layout" svg:x1="17.317cm" svg:y1="10.743cm" svg:x2="22.118cm" svg:y2="10.743cm">
          <text:p/>
        </draw:line>
        <draw:line draw:style-name="gr4" draw:text-style-name="P3" draw:layer="layout" svg:x1="30.782cm" svg:y1="9.574cm" svg:x2="37.178cm" svg:y2="9.574cm">
          <text:p/>
        </draw:line>
        <draw:line draw:style-name="gr4" draw:text-style-name="P3" draw:layer="layout" svg:x1="5.944cm" svg:y1="13.479cm" svg:x2="9.147cm" svg:y2="13.479cm">
          <text:p/>
        </draw:line>
        <draw:line draw:style-name="gr4" draw:text-style-name="P3" draw:layer="layout" svg:x1="17.317cm" svg:y1="12.341cm" svg:x2="22.118cm" svg:y2="12.341cm">
          <text:p/>
        </draw:line>
        <draw:line draw:style-name="gr4" draw:text-style-name="P3" draw:layer="layout" svg:x1="30.782cm" svg:y1="11.172cm" svg:x2="37.178cm" svg:y2="11.172cm">
          <text:p/>
        </draw:line>
        <draw:line draw:style-name="gr4" draw:text-style-name="P3" draw:layer="layout" svg:x1="5.944cm" svg:y1="15.077cm" svg:x2="9.147cm" svg:y2="15.077cm">
          <text:p/>
        </draw:line>
        <draw:line draw:style-name="gr4" draw:text-style-name="P3" draw:layer="layout" svg:x1="17.317cm" svg:y1="13.939cm" svg:x2="22.118cm" svg:y2="13.939cm">
          <text:p/>
        </draw:line>
        <draw:line draw:style-name="gr4" draw:text-style-name="P3" draw:layer="layout" svg:x1="30.782cm" svg:y1="12.77cm" svg:x2="37.178cm" svg:y2="12.77cm">
          <text:p/>
        </draw:line>
        <draw:line draw:style-name="gr4" draw:text-style-name="P3" draw:layer="layout" svg:x1="17.317cm" svg:y1="15.541cm" svg:x2="22.118cm" svg:y2="15.541cm">
          <text:p/>
        </draw:line>
        <draw:line draw:style-name="gr4" draw:text-style-name="P3" draw:layer="layout" svg:x1="30.782cm" svg:y1="14.372cm" svg:x2="32.384cm" svg:y2="14.372cm">
          <text:p/>
        </draw:line>
        <draw:line draw:style-name="gr4" draw:text-style-name="P3" draw:layer="layout" svg:x1="30.782cm" svg:y1="15.97cm" svg:x2="32.384cm" svg:y2="15.97cm">
          <text:p/>
        </draw:line>
        <draw:line draw:style-name="gr4" draw:text-style-name="P3" draw:layer="layout" svg:x1="32.38cm" svg:y1="14.372cm" svg:x2="33.982cm" svg:y2="14.372cm">
          <text:p/>
        </draw:line>
        <draw:line draw:style-name="gr4" draw:text-style-name="P3" draw:layer="layout" svg:x1="32.38cm" svg:y1="15.97cm" svg:x2="33.982cm" svg:y2="15.97cm">
          <text:p/>
        </draw:line>
        <draw:line draw:style-name="gr4" draw:text-style-name="P3" draw:layer="layout" svg:x1="33.978cm" svg:y1="14.372cm" svg:x2="35.58cm" svg:y2="14.372cm">
          <text:p/>
        </draw:line>
        <draw:line draw:style-name="gr4" draw:text-style-name="P3" draw:layer="layout" svg:x1="33.978cm" svg:y1="15.97cm" svg:x2="35.58cm" svg:y2="15.97cm">
          <text:p/>
        </draw:line>
        <draw:line draw:style-name="gr4" draw:text-style-name="P3" draw:layer="layout" svg:x1="35.58cm" svg:y1="14.372cm" svg:x2="37.178cm" svg:y2="14.372cm">
          <text:p/>
        </draw:line>
        <draw:line draw:style-name="gr4" draw:text-style-name="P3" draw:layer="layout" svg:x1="35.58cm" svg:y1="15.97cm" svg:x2="37.178cm" svg:y2="15.97cm">
          <text:p/>
        </draw:line>
        <draw:line draw:style-name="gr4" draw:text-style-name="P3" draw:layer="layout" svg:x1="30.782cm" svg:y1="15.97cm" svg:x2="37.178cm" svg:y2="15.97cm">
          <text:p/>
        </draw:line>
        <draw:line draw:style-name="gr4" draw:text-style-name="P3" draw:layer="layout" svg:x1="5.948cm" svg:y1="11.881cm" svg:x2="5.948cm" svg:y2="15.081cm">
          <text:p/>
        </draw:line>
        <draw:line draw:style-name="gr4" draw:text-style-name="P3" draw:layer="layout" svg:x1="7.546cm" svg:y1="11.881cm" svg:x2="7.546cm" svg:y2="15.081cm">
          <text:p/>
        </draw:line>
        <draw:line draw:style-name="gr5" draw:text-style-name="P3" draw:layer="layout" svg:x1="9.144cm" svg:y1="11.881cm" svg:x2="9.144cm" svg:y2="15.081cm">
          <text:p/>
        </draw:line>
        <draw:line draw:style-name="gr4" draw:text-style-name="P3" draw:layer="layout" svg:x1="17.32cm" svg:y1="10.743cm" svg:x2="17.32cm" svg:y2="15.541cm">
          <text:p/>
        </draw:line>
        <draw:line draw:style-name="gr4" draw:text-style-name="P3" draw:layer="layout" svg:x1="18.919cm" svg:y1="10.743cm" svg:x2="18.919cm" svg:y2="15.541cm">
          <text:p/>
        </draw:line>
        <draw:line draw:style-name="gr4" draw:text-style-name="P3" draw:layer="layout" svg:x1="20.517cm" svg:y1="10.743cm" svg:x2="20.517cm" svg:y2="15.541cm">
          <text:p/>
        </draw:line>
        <draw:line draw:style-name="gr4" draw:text-style-name="P3" draw:layer="layout" svg:x1="22.118cm" svg:y1="10.743cm" svg:x2="22.118cm" svg:y2="15.541cm">
          <text:p/>
        </draw:line>
        <draw:line draw:style-name="gr4" draw:text-style-name="P3" draw:layer="layout" svg:x1="30.782cm" svg:y1="9.574cm" svg:x2="30.782cm" svg:y2="15.97cm">
          <text:p/>
        </draw:line>
        <draw:line draw:style-name="gr4" draw:text-style-name="P3" draw:layer="layout" svg:x1="32.38cm" svg:y1="9.574cm" svg:x2="32.38cm" svg:y2="15.97cm">
          <text:p/>
        </draw:line>
        <draw:line draw:style-name="gr4" draw:text-style-name="P3" draw:layer="layout" svg:x1="33.982cm" svg:y1="9.574cm" svg:x2="33.982cm" svg:y2="15.97cm">
          <text:p/>
        </draw:line>
        <draw:line draw:style-name="gr4" draw:text-style-name="P3" draw:layer="layout" svg:x1="35.58cm" svg:y1="9.574cm" svg:x2="35.58cm" svg:y2="11.176cm">
          <text:p/>
        </draw:line>
        <draw:line draw:style-name="gr4" draw:text-style-name="P3" draw:layer="layout" svg:x1="37.178cm" svg:y1="9.574cm" svg:x2="37.178cm" svg:y2="11.176cm">
          <text:p/>
        </draw:line>
        <draw:line draw:style-name="gr4" draw:text-style-name="P3" draw:layer="layout" svg:x1="35.58cm" svg:y1="11.172cm" svg:x2="35.58cm" svg:y2="12.774cm">
          <text:p/>
        </draw:line>
        <draw:line draw:style-name="gr4" draw:text-style-name="P3" draw:layer="layout" svg:x1="37.178cm" svg:y1="11.172cm" svg:x2="37.178cm" svg:y2="12.774cm">
          <text:p/>
        </draw:line>
        <draw:line draw:style-name="gr4" draw:text-style-name="P3" draw:layer="layout" svg:x1="35.58cm" svg:y1="12.77cm" svg:x2="35.58cm" svg:y2="14.372cm">
          <text:p/>
        </draw:line>
        <draw:line draw:style-name="gr4" draw:text-style-name="P3" draw:layer="layout" svg:x1="37.178cm" svg:y1="12.77cm" svg:x2="37.178cm" svg:y2="14.372cm">
          <text:p/>
        </draw:line>
        <draw:line draw:style-name="gr4" draw:text-style-name="P3" draw:layer="layout" svg:x1="35.58cm" svg:y1="14.368cm" svg:x2="35.58cm" svg:y2="15.97cm">
          <text:p/>
        </draw:line>
        <draw:line draw:style-name="gr4" draw:text-style-name="P3" draw:layer="layout" svg:x1="37.178cm" svg:y1="14.368cm" svg:x2="37.178cm" svg:y2="15.97cm">
          <text:p/>
        </draw:line>
        <draw:line draw:style-name="gr4" draw:text-style-name="P3" draw:layer="layout" svg:x1="37.178cm" svg:y1="9.574cm" svg:x2="37.178cm" svg:y2="15.97cm">
          <text:p/>
        </draw:line>
        <draw:frame draw:style-name="gr6" draw:text-style-name="P5" draw:layer="layout" svg:width="3.355cm" svg:height="0.568cm" svg:x="5.984cm" svg:y="10.504cm">
          <draw:text-box>
            <text:p text:style-name="P4"><text:span text:style-name="T1">Predic</text:span><text:span text:style-name="T1">ted </text:span><text:span text:style-name="T1">value</text:span></text:p>
          </draw:text-box>
        </draw:frame>
        <draw:frame draw:style-name="gr6" draw:text-style-name="P5" draw:layer="layout" svg:width="3.355cm" svg:height="0.568cm" svg:x="18.154cm" svg:y="9.366cm">
          <draw:text-box>
            <text:p text:style-name="P4"><text:span text:style-name="T1">Predicted value</text:span></text:p>
          </draw:text-box>
        </draw:frame>
        <draw:frame draw:style-name="gr6" draw:text-style-name="P5" draw:layer="layout" svg:width="3.355cm" svg:height="0.568cm" svg:x="32.416cm" svg:y="8.197cm">
          <draw:text-box>
            <text:p text:style-name="P4"><text:span text:style-name="T1">Predicted value</text:span></text:p>
          </draw:text-box>
        </draw:frame>
        <draw:frame draw:style-name="gr7" draw:text-style-name="P6" draw:layer="layout" svg:width="1.505cm" svg:height="0.462cm" svg:x="6.008cm" svg:y="11.305cm">
          <draw:text-box>
            <text:p text:style-name="P4"><text:span text:style-name="T2">Irrelevant</text:span></text:p>
          </draw:text-box>
        </draw:frame>
        <draw:frame draw:style-name="gr8" draw:text-style-name="P6" draw:layer="layout" svg:width="1.386cm" svg:height="0.462cm" svg:x="7.649cm" svg:y="11.305cm">
          <draw:text-box>
            <text:p text:style-name="P4"><text:span text:style-name="T2">Relevant</text:span></text:p>
          </draw:text-box>
        </draw:frame>
        <draw:frame draw:style-name="gr9" draw:text-style-name="P6" draw:layer="layout" svg:width="1.23cm" svg:height="0.462cm" svg:x="17.501cm" svg:y="10.167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19.148cm" svg:y="10.167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20.619cm" svg:y="10.167cm">
          <draw:text-box>
            <text:p text:style-name="P4"><text:span text:style-name="T2">Negative</text:span></text:p>
          </draw:text-box>
        </draw:frame>
        <draw:frame draw:style-name="gr7" draw:text-style-name="P6" draw:layer="layout" svg:width="1.505cm" svg:height="0.462cm" svg:x="30.846cm" svg:y="8.998cm">
          <draw:text-box>
            <text:p text:style-name="P4"><text:span text:style-name="T2">Irrelevant</text:span></text:p>
          </draw:text-box>
        </draw:frame>
        <draw:frame draw:style-name="gr9" draw:text-style-name="P6" draw:layer="layout" svg:width="1.23cm" svg:height="0.462cm" svg:x="32.564cm" svg:y="8.998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34.212cm" svg:y="8.998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35.679cm" svg:y="8.998cm">
          <draw:text-box>
            <text:p text:style-name="P4"><text:span text:style-name="T2">Negative</text:span></text:p>
          </draw:text-box>
        </draw:frame>
        <draw:frame draw:style-name="gr11" draw:text-style-name="P5" draw:layer="layout" svg:width="2.707cm" svg:height="0.568cm" draw:transform="rotate (1.5707963267949) translate (4.57cm 14.729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5.371cm 13.42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6.332cm" svg:y="12.366cm">
          <draw:text-box>
            <text:p text:style-name="P4"><text:span text:style-name="T3">771</text:span></text:p>
          </draw:text-box>
        </draw:frame>
        <draw:frame draw:style-name="gr13" draw:text-style-name="P7" draw:layer="layout" svg:width="0.853cm" svg:height="0.738cm" svg:x="7.933cm" svg:y="12.366cm">
          <draw:text-box>
            <text:p text:style-name="P4"><text:span text:style-name="T3">159</text:span></text:p>
          </draw:text-box>
        </draw:frame>
        <draw:frame draw:style-name="gr11" draw:text-style-name="P5" draw:layer="layout" svg:width="2.707cm" svg:height="0.568cm" draw:transform="rotate (1.5707963267949) translate (15.943cm 14.388cm)">
          <draw:text-box>
            <text:p text:style-name="P4"><text:span text:style-name="T1">Actual value</text:span></text:p>
          </draw:text-box>
        </draw:frame>
        <draw:frame draw:style-name="gr9" draw:text-style-name="P6" draw:layer="layout" svg:width="1.23cm" svg:height="0.462cm" draw:transform="rotate (1.5707963267949) translate (16.744cm 12.162cm)">
          <draw:text-box>
            <text:p text:style-name="P4"><text:span text:style-name="T2">Positive</text:span></text:p>
          </draw:text-box>
        </draw:frame>
        <draw:frame draw:style-name="gr14" draw:text-style-name="P7" draw:layer="layout" svg:width="0.942cm" svg:height="0.738cm" svg:x="17.849cm" svg:y="11.228cm">
          <draw:text-box>
            <text:p text:style-name="P4"><text:span text:style-name="T3">96</text:span></text:p>
          </draw:text-box>
        </draw:frame>
        <draw:frame draw:style-name="gr13" draw:text-style-name="P7" draw:layer="layout" svg:width="0.629cm" svg:height="0.738cm" svg:x="19.606cm" svg:y="11.228cm">
          <draw:text-box>
            <text:p text:style-name="P4"><text:span text:style-name="T3">1</text:span></text:p>
          </draw:text-box>
        </draw:frame>
        <draw:frame draw:style-name="gr13" draw:text-style-name="P7" draw:layer="layout" svg:width="0.629cm" svg:height="0.738cm" svg:x="21.112cm" svg:y="11.27cm">
          <draw:text-box>
            <text:p text:style-name="P4"><text:span text:style-name="T3">7</text:span></text:p>
          </draw:text-box>
        </draw:frame>
        <draw:frame draw:style-name="gr11" draw:text-style-name="P5" draw:layer="layout" svg:width="2.707cm" svg:height="0.568cm" draw:transform="rotate (1.5707963267949) translate (29.405cm 14.02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30.206cm 11.113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31.17cm" svg:y="10.059cm">
          <draw:text-box>
            <text:p text:style-name="P4"><text:span text:style-name="T3">771</text:span></text:p>
          </draw:text-box>
        </draw:frame>
        <draw:frame draw:style-name="gr13" draw:text-style-name="P7" draw:layer="layout" svg:width="0.629cm" svg:height="0.738cm" svg:x="32.868cm" svg:y="10.059cm">
          <draw:text-box>
            <text:p text:style-name="P4"><text:span text:style-name="T3">89</text:span></text:p>
          </draw:text-box>
        </draw:frame>
        <draw:frame draw:style-name="gr13" draw:text-style-name="P7" draw:layer="layout" svg:width="0.629cm" svg:height="0.738cm" svg:x="34.466cm" svg:y="10.059cm">
          <draw:text-box>
            <text:p text:style-name="P4"><text:span text:style-name="T3">14</text:span></text:p>
          </draw:text-box>
        </draw:frame>
        <draw:frame draw:style-name="gr15" draw:text-style-name="P7" draw:layer="layout" svg:width="0.569cm" svg:height="0.738cm" svg:x="36.123cm" svg:y="10.059cm">
          <draw:text-box>
            <text:p text:style-name="P4"><text:span text:style-name="T3">56</text:span></text:p>
          </draw:text-box>
        </draw:frame>
        <draw:frame draw:style-name="gr8" draw:text-style-name="P6" draw:layer="layout" svg:width="1.386cm" svg:height="0.462cm" draw:transform="rotate (1.5707963267949) translate (5.371cm 14.979cm)">
          <draw:text-box>
            <text:p text:style-name="P4"><text:span text:style-name="T2">Relevant</text:span></text:p>
          </draw:text-box>
        </draw:frame>
        <draw:frame draw:style-name="gr12" draw:text-style-name="P7" draw:layer="layout" svg:width="0.853cm" svg:height="0.738cm" svg:x="6.29cm" svg:y="13.967cm">
          <draw:text-box>
            <text:p text:style-name="P4"><text:span text:style-name="T3">128</text:span></text:p>
          </draw:text-box>
        </draw:frame>
        <draw:frame draw:style-name="gr13" draw:text-style-name="P7" draw:layer="layout" svg:width="0.629cm" svg:height="0.738cm" svg:x="8.033cm" svg:y="13.967cm">
          <draw:text-box>
            <text:p text:style-name="P4"><text:span text:style-name="T3">92</text:span></text:p>
          </draw:text-box>
        </draw:frame>
        <draw:frame draw:style-name="gr10" draw:text-style-name="P6" draw:layer="layout" svg:width="1.162cm" svg:height="0.462cm" draw:transform="rotate (1.5707963267949) translate (16.744cm 13.714cm)">
          <draw:text-box>
            <text:p text:style-name="P4"><text:span text:style-name="T2">Neutral</text:span></text:p>
          </draw:text-box>
        </draw:frame>
        <draw:frame draw:style-name="gr13" draw:text-style-name="P7" draw:layer="layout" svg:width="0.629cm" svg:height="0.738cm" svg:x="17.804cm" svg:y="12.829cm">
          <draw:text-box>
            <text:p text:style-name="P4"><text:span text:style-name="T3">35</text:span></text:p>
          </draw:text-box>
        </draw:frame>
        <draw:frame draw:style-name="gr14" draw:text-style-name="P7" draw:layer="layout" svg:width="0.942cm" svg:height="0.738cm" svg:x="19.547cm" svg:y="12.829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21.104cm" svg:y="12.829cm">
          <draw:text-box>
            <text:p text:style-name="P4"><text:span text:style-name="T3">6</text:span></text:p>
          </draw:text-box>
        </draw:frame>
        <draw:frame draw:style-name="gr9" draw:text-style-name="P6" draw:layer="layout" svg:width="1.23cm" svg:height="0.462cm" draw:transform="rotate (1.5707963267949) translate (30.206cm 12.591cm)">
          <draw:text-box>
            <text:p text:style-name="P4"><text:span text:style-name="T2">Positive</text:span></text:p>
          </draw:text-box>
        </draw:frame>
        <draw:frame draw:style-name="gr15" draw:text-style-name="P7" draw:layer="layout" svg:width="0.569cm" svg:height="0.738cm" svg:x="31.325cm" svg:y="11.66cm">
          <draw:text-box>
            <text:p text:style-name="P4"><text:span text:style-name="T3">62</text:span></text:p>
          </draw:text-box>
        </draw:frame>
        <draw:frame draw:style-name="gr13" draw:text-style-name="P7" draw:layer="layout" svg:width="0.629cm" svg:height="0.738cm" svg:x="32.868cm" svg:y="11.66cm">
          <draw:text-box>
            <text:p text:style-name="P4"><text:span text:style-name="T3">30</text:span></text:p>
          </draw:text-box>
        </draw:frame>
        <draw:frame draw:style-name="gr16" draw:text-style-name="P7" draw:layer="layout" svg:width="0.563cm" svg:height="0.738cm" svg:x="34.625cm" svg:y="11.66cm">
          <draw:text-box>
            <text:p text:style-name="P4"><text:span text:style-name="T3">1</text:span></text:p>
          </draw:text-box>
        </draw:frame>
        <draw:frame draw:style-name="gr13" draw:text-style-name="P7" draw:layer="layout" svg:width="0.629cm" svg:height="0.738cm" svg:x="36.067cm" svg:y="11.66cm">
          <draw:text-box>
            <text:p text:style-name="P4"><text:span text:style-name="T3">11</text:span></text:p>
          </draw:text-box>
        </draw:frame>
        <draw:frame draw:style-name="gr8" draw:text-style-name="P6" draw:layer="layout" svg:width="1.386cm" svg:height="0.462cm" draw:transform="rotate (1.5707963267949) translate (16.744cm 15.439cm)">
          <draw:text-box>
            <text:p text:style-name="P4"><text:span text:style-name="T2">Negative</text:span></text:p>
          </draw:text-box>
        </draw:frame>
        <draw:frame draw:style-name="gr13" draw:text-style-name="P7" draw:layer="layout" svg:width="0.629cm" svg:height="0.738cm" svg:x="17.804cm" svg:y="14.427cm">
          <draw:text-box>
            <text:p text:style-name="P4"><text:span text:style-name="T3">49</text:span></text:p>
          </draw:text-box>
        </draw:frame>
        <draw:frame draw:style-name="gr13" draw:text-style-name="P7" draw:layer="layout" svg:width="0.629cm" svg:height="0.738cm" svg:x="19.606cm" svg:y="14.427cm">
          <draw:text-box>
            <text:p text:style-name="P4"><text:span text:style-name="T3">5</text:span></text:p>
          </draw:text-box>
        </draw:frame>
        <draw:frame draw:style-name="gr10" draw:text-style-name="P6" draw:layer="layout" svg:width="1.162cm" svg:height="0.462cm" draw:transform="rotate (1.5707963267949) translate (30.206cm 14.143cm)">
          <draw:text-box>
            <text:p text:style-name="P4"><text:span text:style-name="T2">Neutral</text:span></text:p>
          </draw:text-box>
        </draw:frame>
        <draw:frame draw:style-name="gr15" draw:text-style-name="P7" draw:layer="layout" svg:width="0.569cm" svg:height="0.738cm" svg:x="31.325cm" svg:y="13.258cm">
          <draw:text-box>
            <text:p text:style-name="P4"><text:span text:style-name="T3">24</text:span></text:p>
          </draw:text-box>
        </draw:frame>
        <draw:frame draw:style-name="gr13" draw:text-style-name="P7" draw:layer="layout" svg:width="0.629cm" svg:height="0.738cm" svg:x="33.068cm" svg:y="13.258cm">
          <draw:text-box>
            <text:p text:style-name="P4"><text:span text:style-name="T3">6</text:span></text:p>
          </draw:text-box>
        </draw:frame>
        <draw:frame draw:style-name="gr13" draw:text-style-name="P7" draw:layer="layout" svg:width="0.629cm" svg:height="0.738cm" svg:x="34.466cm" svg:y="13.258cm">
          <draw:text-box>
            <text:p text:style-name="P4"><text:span text:style-name="T3">10</text:span></text:p>
          </draw:text-box>
        </draw:frame>
        <draw:frame draw:style-name="gr16" draw:text-style-name="P7" draw:layer="layout" svg:width="0.563cm" svg:height="0.738cm" svg:x="36.223cm" svg:y="13.258cm">
          <draw:text-box>
            <text:p text:style-name="P4"><text:span text:style-name="T3">5</text:span></text:p>
          </draw:text-box>
        </draw:frame>
        <draw:frame draw:style-name="gr8" draw:text-style-name="P6" draw:layer="layout" svg:width="1.386cm" svg:height="0.462cm" draw:transform="rotate (1.5707963267949) translate (30.206cm 15.872cm)">
          <draw:text-box>
            <text:p text:style-name="P4"><text:span text:style-name="T2">Negative</text:span></text:p>
          </draw:text-box>
        </draw:frame>
        <draw:frame draw:style-name="gr15" draw:text-style-name="P7" draw:layer="layout" svg:width="0.569cm" svg:height="0.738cm" svg:x="31.325cm" svg:y="14.856cm">
          <draw:text-box>
            <text:p text:style-name="P4"><text:span text:style-name="T3">42</text:span></text:p>
          </draw:text-box>
        </draw:frame>
        <draw:frame draw:style-name="gr16" draw:text-style-name="P7" draw:layer="layout" svg:width="0.563cm" svg:height="0.738cm" svg:x="33.026cm" svg:y="14.856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34.666cm" svg:y="14.856cm">
          <draw:text-box>
            <text:p text:style-name="P4"><text:span text:style-name="T3">1</text:span></text:p>
          </draw:text-box>
        </draw:frame>
        <draw:frame draw:style-name="gr15" draw:text-style-name="P7" draw:layer="layout" svg:width="0.569cm" svg:height="0.738cm" svg:x="36.123cm" svg:y="14.856cm">
          <draw:text-box>
            <text:p text:style-name="P4"><text:span text:style-name="T3">24</text:span></text:p>
          </draw:text-box>
        </draw:frame>
        <draw:frame draw:style-name="gr14" draw:text-style-name="P7" draw:layer="layout" svg:width="0.942cm" svg:height="0.738cm" svg:x="21.085cm" svg:y="14.411cm">
          <draw:text-box>
            <text:p text:style-name="P4"><text:span text:style-name="T3">17</text:span></text:p>
          </draw:text-box>
        </draw:frame>
        <draw:frame draw:style-name="gr17" draw:text-style-name="P8" draw:layer="layout" svg:width="4.064cm" svg:height="1.873cm" svg:x="5.402cm" svg:y="8.096cm">
          <draw:text-box>
            <text:p>relevance</text:p>
          </draw:text-box>
        </draw:frame>
        <draw:frame draw:style-name="gr18" draw:text-style-name="P8" draw:layer="layout" svg:width="4.826cm" svg:height="1.905cm" svg:x="16.959cm" svg:y="6.191cm">
          <draw:text-box>
            <text:p>Sentiment</text:p>
          </draw:text-box>
        </draw:frame>
        <draw:frame draw:style-name="gr19" draw:text-style-name="P8" draw:layer="layout" svg:width="5.969cm" svg:height="2.032cm" svg:x="31.056cm" svg:y="5.048cm">
          <draw:text-box>
            <text:p>4l bpef</text:p>
          </draw:text-box>
        </draw:frame>
        <draw:polygon draw:style-name="gr1" draw:text-style-name="P1" draw:layer="layout" svg:width="1.601cm" svg:height="1.601cm" svg:x="25.418cm" svg:y="20.138cm" svg:viewBox="0 0 1602 1602" draw:points="0,1602 1602,1602 1602,0 0,0">
          <text:p/>
        </draw:polygon>
        <draw:polygon draw:style-name="gr2" draw:text-style-name="P2" draw:layer="layout" svg:width="4.798cm" svg:height="1.601cm" svg:x="27.016cm" svg:y="20.138cm" svg:viewBox="0 0 4799 1602" draw:points="0,1602 4799,1602 4799,0 0,0">
          <text:p/>
        </draw:polygon>
        <draw:polygon draw:style-name="gr2" draw:text-style-name="P2" draw:layer="layout" svg:width="1.601cm" svg:height="1.601cm" svg:x="25.418cm" svg:y="21.736cm" svg:viewBox="0 0 1602 1602" draw:points="0,1602 1602,1602 1602,0 0,0">
          <text:p/>
        </draw:polygon>
        <draw:polygon draw:style-name="gr3" draw:text-style-name="P1" draw:layer="layout" svg:width="1.601cm" svg:height="1.601cm" svg:x="27.016cm" svg:y="21.736cm" svg:viewBox="0 0 1602 1602" draw:points="0,1602 1602,1602 1602,0 0,0">
          <text:p/>
        </draw:polygon>
        <draw:polygon draw:style-name="gr2" draw:text-style-name="P2" draw:layer="layout" svg:width="3.2cm" svg:height="1.601cm" svg:x="28.617cm" svg:y="21.736cm" svg:viewBox="0 0 3201 1602" draw:points="0,1602 3201,1602 3201,0 0,0">
          <text:p/>
        </draw:polygon>
        <draw:polygon draw:style-name="gr2" draw:text-style-name="P2" draw:layer="layout" svg:width="3.199cm" svg:height="1.601cm" svg:x="25.418cm" svg:y="23.334cm" svg:viewBox="0 0 3200 1602" draw:points="0,1602 3200,1602 3200,0 0,0">
          <text:p/>
        </draw:polygon>
        <draw:polygon draw:style-name="gr3" draw:text-style-name="P1" draw:layer="layout" svg:width="1.602cm" svg:height="1.601cm" svg:x="28.617cm" svg:y="23.334cm" svg:viewBox="0 0 1603 1602" draw:points="0,1602 1603,1602 1603,0 0,0">
          <text:p/>
        </draw:polygon>
        <draw:polygon draw:style-name="gr2" draw:text-style-name="P2" draw:layer="layout" svg:width="1.601cm" svg:height="1.601cm" svg:x="30.216cm" svg:y="23.334cm" svg:viewBox="0 0 1602 1602" draw:points="0,1602 1602,1602 1602,0 0,0">
          <text:p/>
        </draw:polygon>
        <draw:polygon draw:style-name="gr2" draw:text-style-name="P2" draw:layer="layout" svg:width="4.798cm" svg:height="1.601cm" svg:x="25.418cm" svg:y="24.932cm" svg:viewBox="0 0 4799 1602" draw:points="0,1602 4799,1602 4799,0 0,0">
          <text:p/>
        </draw:polygon>
        <draw:polygon draw:style-name="gr1" draw:text-style-name="P1" draw:layer="layout" svg:width="1.601cm" svg:height="1.601cm" svg:x="30.216cm" svg:y="24.932cm" svg:viewBox="0 0 1602 1602" draw:points="0,1602 1602,1602 1602,0 0,0">
          <text:p/>
        </draw:polygon>
        <draw:line draw:style-name="gr4" draw:text-style-name="P3" draw:layer="layout" svg:x1="25.421cm" svg:y1="20.141cm" svg:x2="31.817cm" svg:y2="20.141cm">
          <text:p/>
        </draw:line>
        <draw:line draw:style-name="gr4" draw:text-style-name="P3" draw:layer="layout" svg:x1="25.421cm" svg:y1="21.739cm" svg:x2="31.817cm" svg:y2="21.739cm">
          <text:p/>
        </draw:line>
        <draw:line draw:style-name="gr4" draw:text-style-name="P3" draw:layer="layout" svg:x1="25.421cm" svg:y1="23.337cm" svg:x2="31.817cm" svg:y2="23.337cm">
          <text:p/>
        </draw:line>
        <draw:line draw:style-name="gr4" draw:text-style-name="P3" draw:layer="layout" svg:x1="25.421cm" svg:y1="24.939cm" svg:x2="27.023cm" svg:y2="24.939cm">
          <text:p/>
        </draw:line>
        <draw:line draw:style-name="gr4" draw:text-style-name="P3" draw:layer="layout" svg:x1="25.421cm" svg:y1="26.537cm" svg:x2="27.023cm" svg:y2="26.537cm">
          <text:p/>
        </draw:line>
        <draw:line draw:style-name="gr4" draw:text-style-name="P3" draw:layer="layout" svg:x1="27.019cm" svg:y1="24.939cm" svg:x2="28.621cm" svg:y2="24.939cm">
          <text:p/>
        </draw:line>
        <draw:line draw:style-name="gr4" draw:text-style-name="P3" draw:layer="layout" svg:x1="27.019cm" svg:y1="26.537cm" svg:x2="28.621cm" svg:y2="26.537cm">
          <text:p/>
        </draw:line>
        <draw:line draw:style-name="gr4" draw:text-style-name="P3" draw:layer="layout" svg:x1="28.617cm" svg:y1="24.939cm" svg:x2="30.219cm" svg:y2="24.939cm">
          <text:p/>
        </draw:line>
        <draw:line draw:style-name="gr4" draw:text-style-name="P3" draw:layer="layout" svg:x1="28.617cm" svg:y1="26.537cm" svg:x2="30.219cm" svg:y2="26.537cm">
          <text:p/>
        </draw:line>
        <draw:line draw:style-name="gr4" draw:text-style-name="P3" draw:layer="layout" svg:x1="30.219cm" svg:y1="24.939cm" svg:x2="31.817cm" svg:y2="24.939cm">
          <text:p/>
        </draw:line>
        <draw:line draw:style-name="gr4" draw:text-style-name="P3" draw:layer="layout" svg:x1="30.219cm" svg:y1="26.537cm" svg:x2="31.817cm" svg:y2="26.537cm">
          <text:p/>
        </draw:line>
        <draw:line draw:style-name="gr4" draw:text-style-name="P3" draw:layer="layout" svg:x1="25.421cm" svg:y1="26.537cm" svg:x2="31.817cm" svg:y2="26.537cm">
          <text:p/>
        </draw:line>
        <draw:line draw:style-name="gr4" draw:text-style-name="P3" draw:layer="layout" svg:x1="25.421cm" svg:y1="20.141cm" svg:x2="25.421cm" svg:y2="26.537cm">
          <text:p/>
        </draw:line>
        <draw:line draw:style-name="gr4" draw:text-style-name="P3" draw:layer="layout" svg:x1="27.019cm" svg:y1="20.141cm" svg:x2="27.019cm" svg:y2="26.537cm">
          <text:p/>
        </draw:line>
        <draw:line draw:style-name="gr4" draw:text-style-name="P3" draw:layer="layout" svg:x1="28.621cm" svg:y1="20.141cm" svg:x2="28.621cm" svg:y2="26.537cm">
          <text:p/>
        </draw:line>
        <draw:line draw:style-name="gr4" draw:text-style-name="P3" draw:layer="layout" svg:x1="30.219cm" svg:y1="20.141cm" svg:x2="30.219cm" svg:y2="21.743cm">
          <text:p/>
        </draw:line>
        <draw:line draw:style-name="gr4" draw:text-style-name="P3" draw:layer="layout" svg:x1="31.817cm" svg:y1="20.141cm" svg:x2="31.817cm" svg:y2="21.743cm">
          <text:p/>
        </draw:line>
        <draw:line draw:style-name="gr4" draw:text-style-name="P3" draw:layer="layout" svg:x1="30.219cm" svg:y1="21.739cm" svg:x2="30.219cm" svg:y2="23.341cm">
          <text:p/>
        </draw:line>
        <draw:line draw:style-name="gr4" draw:text-style-name="P3" draw:layer="layout" svg:x1="31.817cm" svg:y1="21.739cm" svg:x2="31.817cm" svg:y2="23.341cm">
          <text:p/>
        </draw:line>
        <draw:line draw:style-name="gr4" draw:text-style-name="P3" draw:layer="layout" svg:x1="30.219cm" svg:y1="23.337cm" svg:x2="30.219cm" svg:y2="24.939cm">
          <text:p/>
        </draw:line>
        <draw:line draw:style-name="gr4" draw:text-style-name="P3" draw:layer="layout" svg:x1="31.817cm" svg:y1="23.337cm" svg:x2="31.817cm" svg:y2="24.939cm">
          <text:p/>
        </draw:line>
        <draw:line draw:style-name="gr4" draw:text-style-name="P3" draw:layer="layout" svg:x1="30.219cm" svg:y1="24.935cm" svg:x2="30.219cm" svg:y2="26.537cm">
          <text:p/>
        </draw:line>
        <draw:line draw:style-name="gr4" draw:text-style-name="P3" draw:layer="layout" svg:x1="31.817cm" svg:y1="24.935cm" svg:x2="31.817cm" svg:y2="26.537cm">
          <text:p/>
        </draw:line>
        <draw:line draw:style-name="gr4" draw:text-style-name="P3" draw:layer="layout" svg:x1="31.817cm" svg:y1="20.141cm" svg:x2="31.817cm" svg:y2="26.537cm">
          <text:p/>
        </draw:line>
        <draw:frame draw:style-name="gr6" draw:text-style-name="P5" draw:layer="layout" svg:width="3.355cm" svg:height="0.568cm" svg:x="27.055cm" svg:y="18.764cm">
          <draw:text-box>
            <text:p text:style-name="P4"><text:span text:style-name="T1">Predicted value</text:span></text:p>
          </draw:text-box>
        </draw:frame>
        <draw:frame draw:style-name="gr7" draw:text-style-name="P6" draw:layer="layout" svg:width="1.505cm" svg:height="0.462cm" svg:x="25.485cm" svg:y="19.565cm">
          <draw:text-box>
            <text:p text:style-name="P4"><text:span text:style-name="T2">Irrelevant</text:span></text:p>
          </draw:text-box>
        </draw:frame>
        <draw:frame draw:style-name="gr9" draw:text-style-name="P6" draw:layer="layout" svg:width="1.23cm" svg:height="0.462cm" svg:x="27.203cm" svg:y="19.565cm">
          <draw:text-box>
            <text:p text:style-name="P4"><text:span text:style-name="T2">Positive</text:span></text:p>
          </draw:text-box>
        </draw:frame>
        <draw:frame draw:style-name="gr10" draw:text-style-name="P6" draw:layer="layout" svg:width="1.162cm" svg:height="0.462cm" svg:x="28.851cm" svg:y="19.565cm">
          <draw:text-box>
            <text:p text:style-name="P4"><text:span text:style-name="T2">Neutral</text:span></text:p>
          </draw:text-box>
        </draw:frame>
        <draw:frame draw:style-name="gr8" draw:text-style-name="P6" draw:layer="layout" svg:width="1.386cm" svg:height="0.462cm" svg:x="30.318cm" svg:y="19.565cm">
          <draw:text-box>
            <text:p text:style-name="P4"><text:span text:style-name="T2">Negative</text:span></text:p>
          </draw:text-box>
        </draw:frame>
        <draw:frame draw:style-name="gr11" draw:text-style-name="P5" draw:layer="layout" svg:width="2.707cm" svg:height="0.568cm" draw:transform="rotate (1.5707963267949) translate (24.044cm 24.587cm)">
          <draw:text-box>
            <text:p text:style-name="P4"><text:span text:style-name="T1">Actual value</text:span></text:p>
          </draw:text-box>
        </draw:frame>
        <draw:frame draw:style-name="gr7" draw:text-style-name="P6" draw:layer="layout" svg:width="1.505cm" svg:height="0.462cm" draw:transform="rotate (1.5707963267949) translate (24.845cm 21.68cm)">
          <draw:text-box>
            <text:p text:style-name="P4"><text:span text:style-name="T2">Irrelevant</text:span></text:p>
          </draw:text-box>
        </draw:frame>
        <draw:frame draw:style-name="gr12" draw:text-style-name="P7" draw:layer="layout" svg:width="0.853cm" svg:height="0.738cm" svg:x="25.809cm" svg:y="20.626cm">
          <draw:text-box>
            <text:p text:style-name="P4"><text:span text:style-name="T3">957</text:span></text:p>
          </draw:text-box>
        </draw:frame>
        <draw:frame draw:style-name="gr12" draw:text-style-name="P7" draw:layer="layout" svg:width="0.853cm" svg:height="0.738cm" svg:x="27.407cm" svg:y="20.626cm">
          <draw:text-box>
            <text:p text:style-name="P4"><text:span text:style-name="T3">120</text:span></text:p>
          </draw:text-box>
        </draw:frame>
        <draw:frame draw:style-name="gr13" draw:text-style-name="P7" draw:layer="layout" svg:width="0.629cm" svg:height="0.738cm" svg:x="29.105cm" svg:y="20.626cm">
          <draw:text-box>
            <text:p text:style-name="P4"><text:span text:style-name="T3">15</text:span></text:p>
          </draw:text-box>
        </draw:frame>
        <draw:frame draw:style-name="gr15" draw:text-style-name="P7" draw:layer="layout" svg:width="0.569cm" svg:height="0.738cm" svg:x="30.762cm" svg:y="20.626cm">
          <draw:text-box>
            <text:p text:style-name="P4"><text:span text:style-name="T3">71</text:span></text:p>
          </draw:text-box>
        </draw:frame>
        <draw:frame draw:style-name="gr9" draw:text-style-name="P6" draw:layer="layout" svg:width="1.23cm" svg:height="0.462cm" draw:transform="rotate (1.5707963267949) translate (24.845cm 23.158cm)">
          <draw:text-box>
            <text:p text:style-name="P4"><text:span text:style-name="T2">Positive</text:span></text:p>
          </draw:text-box>
        </draw:frame>
        <draw:frame draw:style-name="gr15" draw:text-style-name="P7" draw:layer="layout" svg:width="0.569cm" svg:height="0.738cm" svg:x="25.964cm" svg:y="22.227cm">
          <draw:text-box>
            <text:p text:style-name="P4"><text:span text:style-name="T3">71</text:span></text:p>
          </draw:text-box>
        </draw:frame>
        <draw:frame draw:style-name="gr13" draw:text-style-name="P7" draw:layer="layout" svg:width="0.629cm" svg:height="0.738cm" svg:x="27.507cm" svg:y="22.227cm">
          <draw:text-box>
            <text:p text:style-name="P4"><text:span text:style-name="T3">44</text:span></text:p>
          </draw:text-box>
        </draw:frame>
        <draw:frame draw:style-name="gr16" draw:text-style-name="P7" draw:layer="layout" svg:width="0.563cm" svg:height="0.738cm" svg:x="29.264cm" svg:y="22.227cm">
          <draw:text-box>
            <text:p text:style-name="P4"><text:span text:style-name="T3">3</text:span></text:p>
          </draw:text-box>
        </draw:frame>
        <draw:frame draw:style-name="gr13" draw:text-style-name="P7" draw:layer="layout" svg:width="0.629cm" svg:height="0.738cm" svg:x="30.706cm" svg:y="22.227cm">
          <draw:text-box>
            <text:p text:style-name="P4"><text:span text:style-name="T3">12</text:span></text:p>
          </draw:text-box>
        </draw:frame>
        <draw:frame draw:style-name="gr10" draw:text-style-name="P6" draw:layer="layout" svg:width="1.162cm" svg:height="0.462cm" draw:transform="rotate (1.5707963267949) translate (24.845cm 24.71cm)">
          <draw:text-box>
            <text:p text:style-name="P4"><text:span text:style-name="T2">Neutral</text:span></text:p>
          </draw:text-box>
        </draw:frame>
        <draw:frame draw:style-name="gr15" draw:text-style-name="P7" draw:layer="layout" svg:width="0.569cm" svg:height="0.738cm" svg:x="25.964cm" svg:y="23.825cm">
          <draw:text-box>
            <text:p text:style-name="P4"><text:span text:style-name="T3">33</text:span></text:p>
          </draw:text-box>
        </draw:frame>
        <draw:frame draw:style-name="gr13" draw:text-style-name="P7" draw:layer="layout" svg:width="0.629cm" svg:height="0.738cm" svg:x="27.707cm" svg:y="23.825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29.105cm" svg:y="23.825cm">
          <draw:text-box>
            <text:p text:style-name="P4"><text:span text:style-name="T3">12</text:span></text:p>
          </draw:text-box>
        </draw:frame>
        <draw:frame draw:style-name="gr16" draw:text-style-name="P7" draw:layer="layout" svg:width="0.563cm" svg:height="0.738cm" svg:x="30.862cm" svg:y="23.825cm">
          <draw:text-box>
            <text:p text:style-name="P4"><text:span text:style-name="T3">7</text:span></text:p>
          </draw:text-box>
        </draw:frame>
        <draw:frame draw:style-name="gr8" draw:text-style-name="P6" draw:layer="layout" svg:width="1.386cm" svg:height="0.462cm" draw:transform="rotate (1.5707963267949) translate (24.845cm 26.439cm)">
          <draw:text-box>
            <text:p text:style-name="P4"><text:span text:style-name="T2">Negative</text:span></text:p>
          </draw:text-box>
        </draw:frame>
        <draw:frame draw:style-name="gr15" draw:text-style-name="P7" draw:layer="layout" svg:width="0.569cm" svg:height="0.738cm" svg:x="25.964cm" svg:y="25.423cm">
          <draw:text-box>
            <text:p text:style-name="P4"><text:span text:style-name="T3">54</text:span></text:p>
          </draw:text-box>
        </draw:frame>
        <draw:frame draw:style-name="gr16" draw:text-style-name="P7" draw:layer="layout" svg:width="0.563cm" svg:height="0.738cm" svg:x="27.665cm" svg:y="25.423cm">
          <draw:text-box>
            <text:p text:style-name="P4"><text:span text:style-name="T3">8</text:span></text:p>
          </draw:text-box>
        </draw:frame>
        <draw:frame draw:style-name="gr13" draw:text-style-name="P7" draw:layer="layout" svg:width="0.629cm" svg:height="0.738cm" svg:x="29.305cm" svg:y="25.423cm">
          <draw:text-box>
            <text:p text:style-name="P4"><text:span text:style-name="T3">1</text:span></text:p>
          </draw:text-box>
        </draw:frame>
        <draw:frame draw:style-name="gr15" draw:text-style-name="P7" draw:layer="layout" svg:width="0.569cm" svg:height="0.738cm" svg:x="30.762cm" svg:y="25.423cm">
          <draw:text-box>
            <text:p text:style-name="P4"><text:span text:style-name="T3">25</text:span></text:p>
          </draw:text-box>
        </draw:frame>
        <draw:frame draw:style-name="gr20" draw:text-style-name="P8" draw:layer="layout" svg:width="3.937cm" svg:height="0.937cm" svg:x="23.944cm" svg:y="16.859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6T10:38:04.731859915</dc:date>
    <meta:editing-duration>PT24M42S</meta:editing-duration>
    <meta:editing-cycles>13</meta:editing-cycles>
    <meta:generator>LibreOffice/6.0.7.3$Linux_X86_64 LibreOffice_project/00m0$Build-3</meta:generator>
    <meta:document-statistic meta:object-count="176"/>
  </office:meta>
</office:document-meta>
</file>